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Centralized event queue</text:p>
          </table:table-cell>
          <table:covered-table-cell table:style-name="ce3"/>
          <table:table-cell table:style-name="ce2" office:value-type="string" table:number-columns-spanned="2" table:number-rows-spanned="1">
            <text:p>Distributed event queue</text:p>
          </table:table-cell>
          <table:covered-table-cell table:style-name="ce4"/>
        </table:table-row>
        <table:table-row table:style-name="ro1">
          <table:table-cell table:style-name="ce1" office:value-type="string">
            <text:p>#sim obs</text:p>
          </table:table-cell>
          <table:table-cell table:style-name="ce1" office:value-type="string">
            <text:p># events</text:p>
          </table:table-cell>
          <table:table-cell table:style-name="ce1" office:value-type="string">
            <text:p>run time (s)</text:p>
          </table:table-cell>
          <table:table-cell table:style-name="ce4" office:value-type="string">
            <text:p>events/s</text:p>
          </table:table-cell>
          <table:table-cell table:style-name="ce1" office:value-type="string">
            <text:p>run time (s)</text:p>
          </table:table-cell>
          <table:table-cell table:style-name="ce4" office:value-type="string">
            <text:p>events/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0.015">
            <text:p>0.015</text:p>
          </table:table-cell>
          <table:table-cell office:value-type="float" office:value="26862">
            <text:p>26,862</text:p>
          </table:table-cell>
          <table:table-cell office:value-type="float" office:value="0.07">
            <text:p>0.07</text:p>
          </table:table-cell>
          <table:table-cell office:value-type="float" office:value="5750.845">
            <text:p>5,7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00">
            <text:p>1600</text:p>
          </table:table-cell>
          <table:table-cell office:value-type="float" office:value="0.058">
            <text:p>0.058</text:p>
          </table:table-cell>
          <table:table-cell office:value-type="float" office:value="27354">
            <text:p>27,354</text:p>
          </table:table-cell>
          <table:table-cell office:value-type="float" office:value="0.069">
            <text:p>0.069</text:p>
          </table:table-cell>
          <table:table-cell office:value-type="float" office:value="23315.798">
            <text:p>23,3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00">
            <text:p>6400</text:p>
          </table:table-cell>
          <table:table-cell office:value-type="float" office:value="0.243">
            <text:p>0.243</text:p>
          </table:table-cell>
          <table:table-cell office:value-type="float" office:value="26386">
            <text:p>26,386</text:p>
          </table:table-cell>
          <table:table-cell office:value-type="float" office:value="0.42">
            <text:p>0.42</text:p>
          </table:table-cell>
          <table:table-cell office:value-type="float" office:value="15254.585">
            <text:p>15,2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600">
            <text:p>25600</text:p>
          </table:table-cell>
          <table:table-cell office:value-type="float" office:value="0.996">
            <text:p>0.996</text:p>
          </table:table-cell>
          <table:table-cell office:value-type="float" office:value="25712">
            <text:p>25,712</text:p>
          </table:table-cell>
          <table:table-cell office:value-type="float" office:value="4.029">
            <text:p>4.029</text:p>
          </table:table-cell>
          <table:table-cell office:value-type="float" office:value="6354.141">
            <text:p>6,35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2400">
            <text:p>102400</text:p>
          </table:table-cell>
          <table:table-cell office:value-type="float" office:value="4.326">
            <text:p>4.326</text:p>
          </table:table-cell>
          <table:table-cell office:value-type="float" office:value="23668">
            <text:p>23,668</text:p>
          </table:table-cell>
          <table:table-cell office:value-type="float" office:value="63.67">
            <text:p>63.67</text:p>
          </table:table-cell>
          <table:table-cell office:value-type="float" office:value="1608.289">
            <text:p>1,608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]" office:value-type="string" office:string-value="#sim obs">
            <text:p>#sim obs</text:p>
          </table:table-cell>
          <table:table-cell table:formula="of:=[.C1]" office:value-type="string" office:string-value="Centralized event queue">
            <text:p>Centralized event queue</text:p>
          </table:table-cell>
          <table:table-cell table:formula="of:=[.E1]" office:value-type="string" office:string-value="Distributed event queue">
            <text:p>Distributed event queue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3]" office:value-type="float" office:value="4">
            <text:p>4</text:p>
          </table:table-cell>
          <table:table-cell table:formula="of:=[.D3]" office:value-type="float" office:value="26862">
            <text:p>26862</text:p>
          </table:table-cell>
          <table:table-cell table:formula="of:=[.F3]" office:value-type="float" office:value="5750.845">
            <text:p>5750.845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4]" office:value-type="float" office:value="16">
            <text:p>16</text:p>
          </table:table-cell>
          <table:table-cell table:formula="of:=[.D4]" office:value-type="float" office:value="27354">
            <text:p>27354</text:p>
          </table:table-cell>
          <table:table-cell table:formula="of:=[.F4]" office:value-type="float" office:value="23315.798">
            <text:p>23315.79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[.A5]" office:value-type="float" office:value="64">
            <text:p>64</text:p>
          </table:table-cell>
          <table:table-cell table:formula="of:=[.D5]" office:value-type="float" office:value="26386">
            <text:p>26386</text:p>
          </table:table-cell>
          <table:table-cell table:formula="of:=[.F5]" office:value-type="float" office:value="15254.585">
            <text:p>15254.585</text:p>
          </table:table-cell>
          <table:table-cell table:number-columns-repeated="3"/>
        </table:table-row>
        <table:table-row table:style-name="ro1">
          <table:table-cell table:formula="of:=[.A6]" office:value-type="float" office:value="256">
            <text:p>256</text:p>
          </table:table-cell>
          <table:table-cell table:formula="of:=[.D6]" office:value-type="float" office:value="25712">
            <text:p>25712</text:p>
          </table:table-cell>
          <table:table-cell table:formula="of:=[.F6]" office:value-type="float" office:value="6354.141">
            <text:p>6354.141</text:p>
          </table:table-cell>
          <table:table-cell table:number-columns-repeated="3"/>
        </table:table-row>
        <table:table-row table:style-name="ro1">
          <table:table-cell table:formula="of:=[.A7]" office:value-type="float" office:value="1024">
            <text:p>1024</text:p>
          </table:table-cell>
          <table:table-cell table:formula="of:=[.D7]" office:value-type="float" office:value="23668">
            <text:p>23668</text:p>
          </table:table-cell>
          <table:table-cell table:formula="of:=[.F7]" office:value-type="float" office:value="1608.289">
            <text:p>1608.28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Sheet1.H39" table:end-x="0.3114in" table:end-y="0.0713in" draw:z-index="0" draw:style-name="gr1" draw:text-style-name="P1" svg:width="6.2898in" svg:height="3.5441in" svg:x="0.2445in" svg:y="0.0831in">
              <draw:object draw:notify-on-update-of-ranges="Sheet1.A11:Sheet1.A11 Sheet1.A12:Sheet1.A16 Sheet1.B11:Sheet1.B11 Sheet1.B12:Sheet1.B16 Sheet1.A11:Sheet1.A11 Sheet1.A12:Sheet1.A16 Sheet1.C11:Sheet1.C11 Sheet1.C12:Sheet1.C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3/07/2018</text:date>, <text:time>13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Goldberg</meta:initial-creator>
    <meta:creation-date>2018-03-07T13:38:38</meta:creation-date>
    <dc:date>2018-03-07T13:59:35</dc:date>
    <dc:creator>Arthur Goldberg</dc:creator>
    <meta:editing-duration>PT20M58S</meta:editing-duration>
    <meta:editing-cycles>3</meta:editing-cycles>
    <meta:generator>OpenOffice/4.1.3$Unix OpenOffice.org_project/413m1$Build-9783</meta:generator>
    <meta:printed-by>Arthur Goldberg</meta:printed-by>
    <meta:print-date>2018-03-07T13:57:28</meta:print-date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7cm" svg:height="9.003cm" xlink:href=".." xlink:type="simple" chart:class="chart:scatter" chart:style-name="ch1">
        <chart:title svg:x="5.195cm" svg:y="0.315cm" chart:style-name="ch2">
          <text:p>OO DES Sim performance</text:p>
        </chart:title>
        <chart:legend chart:legend-position="end" svg:x="10.795cm" svg:y="3.955cm" style:legend-expansion="high" chart:style-name="ch3"/>
        <chart:plot-area chart:style-name="ch4" table:cell-range-address="Sheet1.A11:Sheet1.C16" chart:data-source-has-labels="row" svg:x="1.299cm" svg:y="1.64cm" svg:width="8.858cm" svg:height="6.233cm">
          <chartooo:coordinate-region svg:x="2.622cm" svg:y="1.838cm" svg:width="7.096cm" svg:height="5.39cm"/>
          <chart:axis chart:dimension="x" chart:name="primary-x" chart:style-name="ch5">
            <chart:title svg:x="4.034cm" svg:y="8.054cm" chart:style-name="ch6">
              <text:p>Num simulation objects</text:p>
            </chart:title>
          </chart:axis>
          <chart:axis chart:dimension="y" chart:name="primary-y" chart:style-name="ch5">
            <chart:title svg:x="0.451cm" svg:y="5.956cm" chart:style-name="ch7">
              <text:p>Sim events (1/s)</text:p>
            </chart:title>
            <chart:grid chart:style-name="ch8" chart:class="major"/>
          </chart:axis>
          <chart:series chart:style-name="ch9" chart:values-cell-range-address="Sheet1.B12:Sheet1.B16" chart:label-cell-address="Sheet1.B11:Sheet1.B11" chart:class="chart:scatter">
            <chart:domain table:cell-range-address="Sheet1.A12:Sheet1.A16"/>
            <chart:data-point chart:repeated="5"/>
          </chart:series>
          <chart:series chart:style-name="ch10" chart:values-cell-range-address="Sheet1.C12:Sheet1.C16" chart:label-cell-address="Sheet1.C11:Sheet1.C1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ized event queue</text:p>
                <draw:g>
                  <svg:desc>Sheet1.B11:Sheet1.B11</svg:desc>
                </draw:g>
              </table:table-cell>
              <table:table-cell office:value-type="string">
                <text:p>Distributed event queue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2:Sheet1.A16</svg:desc>
                </draw:g>
              </table:table-cell>
              <table:table-cell office:value-type="float" office:value="26862">
                <text:p>26862</text:p>
                <draw:g>
                  <svg:desc>Sheet1.B12:Sheet1.B16</svg:desc>
                </draw:g>
              </table:table-cell>
              <table:table-cell office:value-type="float" office:value="5750.845">
                <text:p>5750.845</text:p>
                <draw:g>
                  <svg:desc>Sheet1.C1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7354">
                <text:p>27354</text:p>
              </table:table-cell>
              <table:table-cell office:value-type="float" office:value="23315.798">
                <text:p>23315.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6386">
                <text:p>26386</text:p>
              </table:table-cell>
              <table:table-cell office:value-type="float" office:value="15254.585">
                <text:p>15254.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5712">
                <text:p>25712</text:p>
              </table:table-cell>
              <table:table-cell office:value-type="float" office:value="6354.141">
                <text:p>6354.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3668">
                <text:p>23668</text:p>
              </table:table-cell>
              <table:table-cell office:value-type="float" office:value="1608.289">
                <text:p>1608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